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style:font-name="Liberation Serif"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Liberation Serif" fo:font-size="13pt" style:text-underline-style="solid" style:text-underline-width="auto" style:text-underline-color="font-color" officeooo:rsid="00071dae" officeooo:paragraph-rsid="00071dae" style:font-size-asian="13pt" style:font-size-complex="13pt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Liberation Serif" fo:font-size="13pt" officeooo:paragraph-rsid="00071dae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Liberation Serif" fo:font-size="13pt" officeooo:paragraph-rsid="000732f5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Liberation Serif" fo:font-size="13pt" officeooo:rsid="00071dae" officeooo:paragraph-rsid="00071dae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Liberation Serif" fo:font-size="13pt" officeooo:rsid="000732f5" officeooo:paragraph-rsid="000732f5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Liberation Serif" fo:font-size="13pt" officeooo:rsid="000732f5" officeooo:paragraph-rsid="0007bb0c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Liberation Serif" fo:font-size="13pt" officeooo:rsid="000852da" officeooo:paragraph-rsid="000852da"/>
    </style:style>
    <style:style style:name="T1" style:family="text">
      <style:text-properties style:font-name="monospace" fo:font-size="10.5pt"/>
    </style:style>
    <style:style style:name="T2" style:family="text">
      <style:text-properties style:font-name="monospace" fo:font-size="10.5pt" officeooo:rsid="000732f5"/>
    </style:style>
    <style:style style:name="T3" style:family="text">
      <style:text-properties style:font-name="monospace" fo:font-size="10.5pt" style:text-underline-style="none" style:font-size-asian="13pt" style:font-size-complex="13pt"/>
    </style:style>
    <style:style style:name="T4" style:family="text">
      <style:text-properties style:font-name="monospace" fo:font-size="10.5pt" style:text-underline-style="none" officeooo:rsid="000732f5" style:font-size-asian="13pt" style:font-size-complex="13pt"/>
    </style:style>
    <style:style style:name="T5" style:family="text">
      <style:text-properties style:font-name="monospace" fo:font-size="10.5pt" style:text-underline-style="none" officeooo:rsid="0007bb0c" style:font-size-asian="13pt" style:font-size-complex="13pt"/>
    </style:style>
    <style:style style:name="T6" style:family="text">
      <style:text-properties style:text-underline-style="none" officeooo:rsid="00071dae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 4 - Gestion des paquets</text:p>
      <text:p text:style-name="P1"/>
      <text:p text:style-name="P1"/>
      <text:p text:style-name="P2">Exercice 1 :</text:p>
      <text:p text:style-name="P2"/>
      <text:p text:style-name="P3"><text:span text:style-name="T6">1. Mise à jour du système :</text:span></text:p>
      <text:p text:style-name="P4"><text:span text:style-name="T4"><text:tab/>apt-get update</text:span></text:p>
      <text:p text:style-name="P6"><text:span text:style-name="T3"><text:tab/>apt-get upgrade</text:span></text:p>
      <text:p text:style-name="P7"><text:span text:style-name="T3"><text:tab/>apt-get </text:span><text:span text:style-name="T5">dist-</text:span><text:span text:style-name="T3">upgrade</text:span></text:p>
      <text:p text:style-name="P3"><text:span text:style-name="T1"/></text:p>
      <text:p text:style-name="P5"><text:span text:style-name="T1">2. alias maj='apt-get update &amp;&amp; apt-get upgrade &amp;&amp; apt-get dist-upgrade'</text:span></text:p>
      <text:p text:style-name="P5"><text:span text:style-name="T1"/></text:p>
      <text:p text:style-name="P8"><text:span text:style-name="T1">Il faut le mettre dans le fichier .bashrc</text:span></text:p>
      <text:p text:style-name="P8"><text:span text:style-name="T1"/></text:p>
      <text:p text:style-name="P8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3:42:34.031660466</meta:creation-date>
    <dc:date>2022-02-04T14:22:13.266170466</dc:date>
    <meta:editing-duration>PT39M41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40" meta:character-count="230" meta:non-whitespace-character-count="195"/>
  </office:meta>
</office:document-meta>
</file>